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0000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469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53cm" svg:height="3.597cm" svg:x="14.198cm" svg:y="3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53cm" svg:height="0.876cm" svg:x="14.198cm" svg:y="4.1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14cm" svg:height="5.576cm" svg:x="1.463cm" svg:y="1.435cm">
          <text:p/>
          <draw:enhanced-geometry svg:viewBox="0 0 21600 21600" draw:type="rectangle" draw:enhanced-path="M 0 0 L 21600 0 21600 21600 0 21600 0 0 Z N"/>
        </draw:custom-shape>
        <draw:frame draw:style-name="gr2" draw:id="id1" draw:layer="layout" svg:width="4.253cm" svg:height="1.017cm" svg:x="1.5cm" svg:y="1.466cm">
          <draw:text-box>
            <text:p>::NameVector</text:p>
          </draw:text-box>
        </draw:frame>
        <draw:custom-shape draw:style-name="gr3" draw:text-style-name="P1" draw:id="id2" draw:layer="layout" svg:width="6.303cm" svg:height="0.927cm" svg:x="7.651cm" svg:y="1.466cm">
          <text:p text:style-name="P1">string <text:s/>vector&lt;size_t&gt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753cm" svg:y1="1.974cm" svg:x2="7.651cm" svg:y2="1.929cm" draw:start-shape="id1" draw:start-glue-point="1" draw:end-shape="id2" draw:end-glue-point="3" svg:d="m5753 1974 1898-45">
          <text:p/>
        </draw:connector>
        <draw:frame draw:style-name="gr2" draw:id="id3" draw:layer="layout" svg:width="2.746cm" svg:height="1.017cm" svg:x="1.789cm" svg:y="2.534cm">
          <draw:text-box>
            <text:p>d_states</text:p>
          </draw:text-box>
        </draw:frame>
        <draw:frame draw:style-name="gr2" draw:layer="layout" svg:width="2.526cm" svg:height="1.017cm" svg:x="1.789cm" svg:y="3.801cm">
          <draw:text-box>
            <text:p>d_rules</text:p>
          </draw:text-box>
        </draw:frame>
        <draw:frame draw:style-name="gr2" draw:layer="layout" svg:width="4.325cm" svg:height="1.017cm" svg:x="1.789cm" svg:y="5.236cm">
          <draw:text-box>
            <text:p>d_finalToRule</text:p>
          </draw:text-box>
        </draw:frame>
        <draw:frame draw:style-name="gr2" draw:text-style-name="P2" draw:id="id4" draw:layer="layout" svg:width="4.477cm" svg:height="1.026cm" svg:x="7.603cm" svg:y="2.497cm">
          <draw:text-box>
            <text:p><text:span text:style-name="T1">see States class</text:span></text:p>
          </draw:text-box>
        </draw:frame>
        <draw:connector draw:style-name="gr5" draw:text-style-name="P1" draw:layer="layout" draw:type="line" svg:x1="4.535cm" svg:y1="3.042cm" svg:x2="7.603cm" svg:y2="3.01cm" draw:start-shape="id3" draw:start-glue-point="1" draw:end-shape="id4" svg:d="m4535 3042 3068-32">
          <text:p/>
        </draw:connector>
        <draw:frame draw:style-name="gr2" draw:text-style-name="P2" draw:layer="layout" svg:width="1.679cm" svg:height="1.026cm" svg:x="15.055cm" svg:y="4.025cm">
          <draw:text-box>
            <text:p><text:span text:style-name="T1">Rule</text:span></text:p>
          </draw:text-box>
        </draw:frame>
        <draw:line draw:style-name="gr5" draw:text-style-name="P1" draw:layer="layout" svg:x1="4.36cm" svg:y1="4.36cm" svg:x2="14.198cm" svg:y2="3.223cm">
          <text:p/>
        </draw:line>
        <draw:frame draw:style-name="gr2" draw:text-style-name="P2" draw:layer="layout" svg:width="2.094cm" svg:height="1.026cm" svg:x="14.179cm" svg:y="6.54cm">
          <draw:text-box>
            <text:p><text:span text:style-name="T1">vector</text:span></text:p>
          </draw:text-box>
        </draw:frame>
        <draw:custom-shape draw:style-name="gr1" draw:text-style-name="P1" draw:layer="layout" svg:width="4.006cm" svg:height="3.596cm" svg:x="7.844cm" svg:y="4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06cm" svg:height="1.137cm" svg:x="7.844cm" svg:y="5.86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77cm" svg:height="1.017cm" svg:x="7.751cm" svg:y="5.869cm">
          <draw:text-box>
            <text:p>size_t <text:s text:c="2"/>size_t</text:p>
          </draw:text-box>
        </draw:frame>
        <draw:line draw:style-name="gr5" draw:text-style-name="P1" draw:layer="layout" svg:x1="11.646cm" svg:y1="6.186cm" svg:x2="14.161cm" svg:y2="4.472cm">
          <text:p/>
        </draw:line>
        <draw:frame draw:style-name="gr2" draw:text-style-name="P2" draw:layer="layout" svg:width="3.089cm" svg:height="1.026cm" svg:x="7.62cm" svg:y="8.03cm">
          <draw:text-box>
            <text:p><text:span text:style-name="T1">hashtable</text:span></text:p>
          </draw:text-box>
        </draw:frame>
        <draw:line draw:style-name="gr5" draw:text-style-name="P1" draw:layer="layout" svg:x1="5.869cm" svg:y1="5.571cm" svg:x2="7.826cm" svg:y2="4.602cm">
          <text:p/>
        </draw:line>
        <draw:frame draw:style-name="gr2" draw:layer="layout" svg:width="1.996cm" svg:height="1.017cm" svg:x="2.982cm" svg:y="7.006cm">
          <draw:text-box>
            <text:p>Rules</text:p>
          </draw:text-box>
        </draw:frame>
        <draw:line draw:style-name="gr4" draw:text-style-name="P1" draw:layer="layout" svg:x1="9.428cm" svg:y1="1.472cm" svg:x2="9.428cm" svg:y2="2.403cm">
          <text:p/>
        </draw:line>
        <draw:frame draw:style-name="gr2" draw:text-style-name="P3" draw:layer="layout" svg:width="5.658cm" svg:height="1.801cm" svg:x="13.963cm" svg:y="1cm">
          <draw:text-box>
            <text:p><text:span text:style-name="T2">vector of mini</text:span></text:p>
            <text:p><text:span text:style-name="T2">scanner start stat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28M54S</meta:editing-duration>
    <meta:editing-cycles>7</meta:editing-cycles>
    <dc:date>2010-12-24T10:13:53</dc:date>
    <meta:generator>OpenOffice.org/3.2$Linux OpenOffice.org_project/320m19$Build-9505</meta:generator>
    <meta:document-statistic meta:object-count="47"/>
  </office:meta>
</office:document-meta>
</file>